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0pt" fo:language="es" fo:country="DO" style:font-size-asian="10pt" style:font-name-complex="Times New Roman1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0pt" officeooo:paragraph-rsid="0017adfc" style:font-size-asian="10pt" style:font-size-complex="10pt"/>
    </style:style>
    <style:style style:name="P4" style:family="paragraph" style:parent-style-name="Standard" style:master-page-name="Standard">
      <style:paragraph-properties fo:text-align="justify" style:justify-single-word="false" style:page-number="auto"/>
      <style:text-properties style:font-name="Times New Roman" fo:font-size="10pt" fo:language="es" fo:country="DO" style:font-size-asian="10pt" style:font-name-complex="Times New Roman1" style:font-size-complex="10pt"/>
    </style:style>
    <style:style style:name="T1" style:family="text">
      <style:text-properties officeooo:rsid="000fa986"/>
    </style:style>
    <style:style style:name="T2" style:family="text">
      <style:text-properties officeooo:rsid="0014bc38"/>
    </style:style>
    <style:style style:name="T3" style:family="text">
      <style:text-properties officeooo:rsid="00166f30"/>
    </style:style>
    <style:style style:name="T4" style:family="text">
      <style:text-properties fo:language="es" fo:country="DO" officeooo:rsid="00166f30" style:language-asian="en" style:country-asian="US" style:language-complex="ar" style:country-complex="SA"/>
    </style:style>
    <style:style style:name="T5" style:family="text">
      <style:text-properties fo:language="es" fo:country="DO" officeooo:rsid="0017adfc" style:language-asian="en" style:country-asian="US" style:language-complex="ar" style:country-complex="SA"/>
    </style:style>
    <style:style style:name="fr1" style:family="graphic" style:parent-style-name="OLE">
      <style:graphic-properties style:run-through="foreground" style:wrap="none" style:horizontal-pos="center" style:horizontal-rel="paragraph" draw:ole-draw-aspect="1"/>
    </style:style>
    <style:style style:name="fr2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Este ciclo tenia estimada una duración de 3 semanas con un estimado de 109 horas de trabajo, repartidas de la siguiente manera: 37 para la primera, 35 para la segunda y 37 para la tercera. La duración real del ciclo fue de 4 semanas, en las cuales se trabajo un total de 126.78 horas, repartidas de la siguiente manera: 11.73 en la primera, 28.68 en la segunda, 57.78 en la tercera y 27.58 en la cuarta. <text:span text:style-name="T1">La siguiente gráfica muestra la relación entre las horas estimadas y horas trabajadas del ciclo #4:</text:span></text:p>
      <text:p text:style-name="P1"><draw:frame draw:style-name="fr1" draw:name="Object1" text:anchor-type="paragraph" svg:width="6.5154in" svg:height="2.3161in" draw:z-index="0"><draw:object xlink:href="./Object 1" xlink:type="simple" xlink:show="embed" xlink:actuate="onLoad"/><draw:image xlink:href="./ObjectReplacements/Object 1" xlink:type="simple" xlink:show="embed" xlink:actuate="onLoad"/></draw:frame><text:bookmark text:name="_GoBack"/></text:p>
      <text:p text:style-name="P1"><text:tab/>Con respecto a las ganancias, se estimó que se obtendría para la primera semana un <text:span text:style-name="T2">11.75%, </text:span>para la segunda semana un <text:span text:style-name="T2">11.11% y para la tercera semana un 11.75%. Las ganancias reales obtenidas fueron 3.97% en la primera semana, 7.62% en la segunda semana, 14.92% en la tercera semana y 3.49% en la cuarta semana. La siguiente gráfica muestra la relación entre ganancias estimadas y obtenidas del ciclo #4:</text:span></text:p>
      <text:p text:style-name="P2"><draw:frame draw:style-name="fr2" draw:name="Object2" text:anchor-type="paragraph" svg:width="6.0083in" svg:height="2.4in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3"><text:tab/><text:span text:style-name="T4">Los resultados de este ciclo nos llevan a un total de 91.85% de ganancias acumuladas, lo que deja pendiente un 8.25%. La siguiente </text:span><text:span text:style-name="T5">gráfica</text:span><text:span text:style-name="T4"> muestra la </text:span><text:span text:style-name="T5">relación</text:span><text:span text:style-name="T4"> entre ganancias estimadas y obtenidas del proyecto completo:</text:span></text:p>
      <text:p text:style-name="P3"/>
      <text:p text:style-name="P3"><draw:frame draw:style-name="fr2" draw:name="Object3" text:anchor-type="paragraph" svg:width="7.6165in" svg:height="4.3354in" draw:z-index="2"><draw:object xlink:href="./Object 3" xlink:type="simple" xlink:show="embed" xlink:actuate="onLoad"/><draw:image xlink:href="./ObjectReplacements/Object 3" xlink:type="simple" xlink:show="embed" xlink:actuate="onLoad"/></draw:frame><text:soft-page-break/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line-height="106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6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18:37:00</meta:creation-date>
    <meta:initial-creator>hecvasro</meta:initial-creator>
    <dc:language>en-US</dc:language>
    <dc:date>2014-12-04T11:40:29.226000000</dc:date>
    <meta:editing-cycles>21</meta:editing-cycles>
    <meta:editing-duration>PT22M15S</meta:editing-duration>
    <meta:generator>LibreOffice/4.3.4.1$Windows_x86 LibreOffice_project/bc356b2f991740509f321d70e4512a6a54c5f243</meta:generator>
    <meta:document-statistic meta:table-count="0" meta:image-count="0" meta:object-count="3" meta:page-count="2" meta:paragraph-count="3" meta:word-count="196" meta:character-count="1128" meta:non-whitespace-character-count="932"/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48cm" svg:height="5.882cm" xlink:href="." xlink:type="simple" chart:class="chart:bar" chart:style-name="ch1">
        <chart:title svg:x="4.539cm" svg:y="0.253cm" chart:style-name="ch2">
          <text:p>Horas Estimadas vs Horas Trabajadas</text:p>
        </chart:title>
        <chart:subtitle svg:x="7.503cm" svg:y="1.149cm" chart:style-name="ch3">
          <text:p>Ciclo #4</text:p>
        </chart:subtitle>
        <chart:legend chart:legend-position="end" svg:x="13.121cm" svg:y="2.393cm" style:legend-expansion="high" chart:style-name="ch4"/>
        <chart:plot-area chart:style-name="ch5" chart:data-source-has-labels="both" svg:x="0.33cm" svg:y="1.949cm" svg:width="12.461cm" svg:height="3.816cm">
          <chartooo:coordinate-region svg:x="0.951cm" svg:y="2.148cm" svg:width="11.84cm" svg:height="2.97cm"/>
          <chart:axis chart:dimension="x" chart:name="primary-x" chart:style-name="ch6" chartooo:axis-type="auto">
            <chartooo:date-scale/>
            <chart:categories table:cell-range-address="local-table.$A$2:.$A$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  <loext:propertry-mapping loext:property="BorderColor" loext:cell-range-address="local-table.$C$2:.$C$5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Estimadas</text:p>
              </table:table-cell>
              <table:table-cell office:value-type="string">
                <text:p/>
              </table:table-cell>
              <table:table-cell office:value-type="string">
                <text:p>Horas Trabajadas</text:p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11.7333333333333">
                <text:p>11.733333333333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28.6833333333333">
                <text:p>28.683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58.7833333333333">
                <text:p>58.783333333333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7.5833333333333">
                <text:p>27.58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346cm" svg:height="11.011cm" xlink:href="." xlink:type="simple" chart:class="chart:line" chart:style-name="ch1">
        <chart:title svg:x="5.105cm" svg:y="0.356cm" chart:style-name="ch2">
          <text:p>Ganancias Estimadas vs Ganancias Obtenidas</text:p>
        </chart:title>
        <chart:legend chart:legend-position="end" svg:x="12.446cm" svg:y="4.56cm" style:legend-expansion="high" chart:style-name="ch3"/>
        <chart:plot-area chart:style-name="ch4" chart:data-source-has-labels="both" svg:x="0.386cm" svg:y="1.355cm" svg:width="11.674cm" svg:height="9.436cm">
          <chartooo:coordinate-region svg:x="1.986cm" svg:y="1.555cm" svg:width="9.887cm" svg:height="8.589cm"/>
          <chart:axis chart:dimension="x" chart:name="primary-x" chart:style-name="ch5" chartooo:axis-type="auto">
            <chartooo:date-scale/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 acumulado de ganancias estimadas</text:p>
              </table:table-cell>
              <table:table-cell office:value-type="string">
                <text:p>Porcentaje acumulado de ganancias obtenida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0825396825396825">
                <text:p>0.0825396825396825</text:p>
              </table:table-cell>
              <table:table-cell office:value-type="float" office:value="0.0730158730158731">
                <text:p>0.073015873015873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41269841269841">
                <text:p>0.141269841269841</text:p>
              </table:table-cell>
              <table:table-cell office:value-type="float" office:value="0.115873015873016">
                <text:p>0.11587301587301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23015873015873">
                <text:p>0.23015873015873</text:p>
              </table:table-cell>
              <table:table-cell office:value-type="float" office:value="0.23015873015873">
                <text:p>0.2301587301587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41269841269841">
                <text:p>0.341269841269841</text:p>
              </table:table-cell>
              <table:table-cell office:value-type="float" office:value="0.30952380952381">
                <text:p>0.3095238095238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447619047619048">
                <text:p>0.447619047619048</text:p>
              </table:table-cell>
              <table:table-cell office:value-type="float" office:value="0.43968253968254">
                <text:p>0.4396825396825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550793650793651">
                <text:p>0.550793650793651</text:p>
              </table:table-cell>
              <table:table-cell office:value-type="float" office:value="0.501587301587302">
                <text:p>0.50158730158730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653968253968254">
                <text:p>0.653968253968254</text:p>
              </table:table-cell>
              <table:table-cell office:value-type="float" office:value="0.617460317460318">
                <text:p>0.61746031746031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771428571428571">
                <text:p>0.771428571428571</text:p>
              </table:table-cell>
              <table:table-cell office:value-type="float" office:value="0.657142857142858">
                <text:p>0.65714285714285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882539682539682">
                <text:p>0.882539682539682</text:p>
              </table:table-cell>
              <table:table-cell office:value-type="float" office:value="0.733333333333334">
                <text:p>0.73333333333333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882539682539683">
                <text:p>0.88253968253968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917460317460318">
                <text:p>0.9174603174603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